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ent-style-name="UrbanBody">
      <style:text-properties style:use-window-font-color="true" style:font-name="Times New Roman1" fo:font-size="12pt" fo:font-style="normal" style:font-size-asian="12pt" style:font-style-asian="normal" style:font-size-complex="12pt"/>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style:font-name="Times New Roman2"/>
    </style:style>
    <style:style style:name="T29" style:family="text">
      <style:text-properties style:font-name="Times New Roman2" fo:font-style="normal" fo:font-weight="normal" style:font-style-asian="normal" style:font-weight-asian="normal"/>
    </style:style>
    <style:style style:name="T30" style:family="text">
      <style:text-properties fo:font-size="12pt" fo:language="fr" fo:country="BE" fo:font-style="italic" style:text-underline-style="none" style:font-size-asian="12pt" style:font-style-asian="italic" style:font-style-complex="italic"/>
    </style:style>
    <style:style style:name="T3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41"><text:span text:style-name="T34">do text</text:span></text:p><text:p text:style-name="P41"><text:span text:style-name="T34">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40"><text:span text:style-name="T32">do text if not len(self.getApplicants()) &gt; 1</text:span></text:p><text:p text:style-name="P40"><text:span text:style-name="T33">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40"><text:span text:style-name="T3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40"><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40"><text:span text:style-name="T32">do text</text:span></text:p><text:p text:style-name="P40"><text:span text:style-name="T33">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40"><text:span text:style-name="T33">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40"><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40"><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40"><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displayValue(self.listZones(),self.get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40"><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40"><text:span text:style-name="T35">do text if self.getIsInSubdivision()</text:span></text:p></office:annotation></text:span>Considérant que le bien est situé sur le lot n° <text:span text:style-name="T23"><text:text-input text:description="Objet des travaux">self.getSubdivisionDetails()</text:text-input></text:span> 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40"><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40"><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40"><text:span text:style-name="T34">do text if self.getSSC()!=''</text:span></text:p></office:annotation>Considérant que le bien est situé en <text:span text:style-name="T5"><text:text-input text:description="Bien-Parcelles">self.getSSC()</text:text-input></text:span><text:span text:style-name="T5">  au schéma de structure communal entré en vigueur le 16 octobre 2000;<text:line-break/></text:span></text:p>
      <text:p text:style-name="P4"><text:span text:style-name="T5"><office:annotation><dc:creator>sde </dc:creator><dc:date>2011-08-31T08:53:15</dc:date><text:p text:style-name="P40"><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get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40"><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40"><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40"><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40"><text:span text:style-name="T34">do text if 'znatura2000' in self.getFolderZone()</text:span></text:p></office:annotation>Considérant que la demande de permis se rapporte à un bien situé dans le périmètre d'un site Natura 2000 visé par l'article 1bis alinéa unique 18° de la loi du 12 juillet 1973 sur la conservation de la <text:soft-page-break/>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40"><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40"><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40"><text:span text:style-name="T34">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40"><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667923246"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2° la sensibilité environnementale des zones géographiques susceptibles d'être affectées par le projet <text:soft-page-break/>est considéré en prenant compte :</text:p>
        <text:list xml:id="list1407451212"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93829994"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40"><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40"><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40"><text:span text:style-name="T34">do text if self.getLastInquiry() is not None and </text:span><text:span text:style-name="T35">self.getLastInquiry()</text:span><text:span text:style-name="T34">.getLinkedInquiry() is not None</text:span></text:p></office:annotation></text:span><text:span text:style-name="T14"><text:line-break/></text:span><text:span text:style-name="T14">Considérant que la demande a été soumise à des mesures particulières de publicité pour le motif suivant : </text:span>article <text:text-input text:description="Numéros des articles">self.displayValue(self.listInvestigationArticles(), self.getLastInquiry().getLinkedInquiry().getInvestigationArticles())</text:text-input> du C.W.A.T.U.P.E.:</text:p>
      <text:section text:style-name="Sect1" text:name="Section1">
        <text:list xml:id="list699751887" text:style-name="L4">
          <text:list-item>
            <text:p text:style-name="P34"><text:span text:style-name="T14"><office:annotation><dc:creator>Stéphan Geulette</dc:creator><dc:date>2011-04-11T21:05:37</dc:date><text:p text:style-name="P40"><text:span text:style-name="T33">do section- for article in self.getInvestigationArticles()</text:span></text:p></office:annotation></text:span><text:span text:style-name="T15"> </text:span><text:span text:style-name="T15"><office:annotation><dc:creator>Stéphan Geulette</dc:creator><dc:date>2011-04-11T13:26:13</dc:date><text:p text:style-name="P40"><text:span text:style-name="T36">do text</text:span></text:p><text:p text:style-name="P40"><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40"><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40"><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40"><text:span text:style-name="T34">do text if len(self.getDerogation()) &gt; 0</text:span></text:p></office:annotation>Considérant que la demande de permis n'est pas conforme <text:text-input text:description="Demandeurs">self.displayValue(self.listDerogations(), self.getDerogation())</text:text-input> pour les motifs suivants :<text:line-break/><text:text-input text:description="Demandeurs">self.getDerogationDetails()</text:text-input><text:line-break/></text:p>
      <text:p text:style-name="P8"><office:annotation><dc:creator>sde </dc:creator><dc:date>2011-08-29T09:46:33</dc:date><text:p text:style-name="P40"><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40"><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9"><text:span text:style-name="T31">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9"><text:span text:style-name="T31">do text if '330-2' not in self.getInvestigationArticles()</text:span></text:p></office:annotation>Considérant que la décision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text:soft-page-break/>«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40"><text:span text:style-name="T34">do text if len(self.getAllOpinionRequestsNoDup()) &gt; 0</text:span></text:p></office:annotation></text:span><text:span text:style-name="T28">Considérant que les services ou commissions ci-après ont été consultés pour les motifs suivants :</text:span></text:p>
      <text:section text:style-name="Sect1" text:name="Section2">
        <text:list xml:id="list82275035" text:style-name="L5">
          <text:list-item>
            <text:p text:style-name="P35"><text:span text:style-name="T16"><office:annotation><dc:creator>sde </dc:creator><dc:date>2011-08-29T10:20:31</dc:date><text:p text:style-name="P40"><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displayValue(opinion.listExternalDecisions(),opinion.get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40"><text:span text:style-name="T34">do section- for opinion in </text:span><text:span text:style-name="T35">self.getAllOpinionRequestsNoDup()</text:span></text:p></office:annotation><office:annotation><dc:creator>sde </dc:creator><dc:date>2011-08-31T11:38:47</dc:date><text:p text:style-name="P40"><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style-name="Sect1" text:name="Section7">
        <text:list xml:id="list970778277" text:style-name="L6">
          <text:list-item>
            <text:p text:style-name="P36"><text:span text:style-name="T18"><office:annotation><dc:creator>sde </dc:creator><dc:date>2011-09-01T13:58:15</dc:date><text:p text:style-name="P40"><text:span text:style-name="T34">do section- for opinion in self.getAllTechnicalServiceOpinionRequestsNoDup()</text:span></text:p><text:p text:style-name="P40"><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1302923795" text:style-name="L7">
          <text:list-item>
            <text:list>
              <text:list-item>
                <text:p text:style-name="P37"><text:span text:style-name="T18"><office:annotation><dc:creator>sde </dc:creator><dc:date>2011-08-29T10:19:22</dc:date><text:p text:style-name="P40"><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40"><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40"><text:span text:style-name="T34">do text</text:span></text:p><text:p text:style-name="P40"><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40"><text:span text:style-name="T34">do text</text:span></text:p><text:p><text:span text:style-name="T34">from xhtml(self.portal_urban.decorateHTML('UrbanBody',self.getTechnicalRemarks()))</text:span></text:p></office:annotation></text:span><text:span text:style-name="T25">bla</text:span></text:p>
      <text:p text:style-name="P13"/>
      <text:p text:style-name="UrbanTitle2"><text:soft-page-break/>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4">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actes accomplis.</text:p>
      <text:p text:style-name="P20"><text:soft-page-break/></text:p>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40"><text:span text:style-name="T32">do text</text:span></text:p><text:p text:style-name="P40"><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9-07T11:03:44</dc:date>
    <dc:creator>sde </dc:creator>
    <meta:editing-duration>P2DT1H23M15S</meta:editing-duration>
    <meta:editing-cycles>303</meta:editing-cycles>
    <meta:generator>LibreOffice/3.3$Unix LibreOffice_project/330m19$Build-301</meta:generator>
    <meta:document-statistic meta:table-count="0" meta:image-count="0" meta:object-count="0" meta:page-count="11" meta:paragraph-count="177" meta:word-count="3924" meta:character-count="25043"/>
  </office:meta>
</office:document-meta>
</file>